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e1" style:family="table">
      <style:table-properties style:width="6.2688in" table:align="left"/>
    </style:style>
    <style:style style:name="Table1.A" style:family="table-column">
      <style:table-column-properties style:column-width="1.2194in"/>
    </style:style>
    <style:style style:name="Table1.B" style:family="table-column">
      <style:table-column-properties style:column-width="5.04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951in" table:align="left"/>
    </style:style>
    <style:style style:name="Table2.A" style:family="table-column">
      <style:table-column-properties style:column-width="0.859in"/>
    </style:style>
    <style:style style:name="Table2.B" style:family="table-column">
      <style:table-column-properties style:column-width="2.7201in"/>
    </style:style>
    <style:style style:name="Table2.C" style:family="table-column">
      <style:table-column-properties style:column-width="2.31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4722in" table:align="left"/>
    </style:style>
    <style:style style:name="Table3.A" style:family="table-column">
      <style:table-column-properties style:column-width="1.425in"/>
    </style:style>
    <style:style style:name="Table3.B" style:family="table-column">
      <style:table-column-properties style:column-width="3.047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090a6f"/>
    </style:style>
    <style:style style:name="P2" style:family="paragraph" style:parent-style-name="Heading_20_3">
      <style:paragraph-properties fo:margin-left="0.1563in" fo:margin-right="0.1563in" fo:margin-top="0in" fo:margin-bottom="0.0972in" style:contextual-spacing="false" fo:line-height="120%" fo:text-align="start" style:justify-single-word="false" fo:orphans="2" fo:widows="2" fo:text-indent="0in" style:auto-text-indent="false"/>
    </style:style>
    <style:style style:name="P3" style:family="paragraph" style:parent-style-name="Heading_20_3">
      <style:text-properties officeooo:rsid="000955a7" officeooo:paragraph-rsid="000955a7"/>
    </style:style>
    <style:style style:name="P4" style:family="paragraph" style:parent-style-name="Heading_20_3">
      <style:text-properties fo:font-size="10pt" officeooo:rsid="00097077" officeooo:paragraph-rsid="00097077" style:font-size-asian="10pt" style:font-size-complex="10pt"/>
    </style:style>
    <style:style style:name="P5" style:family="paragraph" style:parent-style-name="Quotations">
      <style:paragraph-properties fo:margin-left="0.55in" fo:margin-right="0.55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6" style:family="paragraph" style:parent-style-name="Standard">
      <style:text-properties officeooo:rsid="000659d6" officeooo:paragraph-rsid="000659d6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Heading">
      <style:text-properties fo:font-size="10pt" style:font-size-asian="10pt" style:font-size-complex="10pt"/>
    </style:style>
    <style:style style:name="P10" style:family="paragraph" style:parent-style-name="Text_20_body" style:list-style-name="L3">
      <style:paragraph-properties fo:margin-left="0.1563in" fo:margin-right="0.1563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in" loext:border="none"/>
    </style:style>
    <style:style style:name="P11" style:family="paragraph" style:parent-style-name="Text_20_body" style:list-style-name="L3">
      <style:paragraph-properties fo:margin-left="0.1563in" fo:margin-right="0.1563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0d917a" fo:background-color="#f8f9fa" loext:padding="0in" loext:border="none"/>
    </style:style>
    <style:style style:name="P12" style:family="paragraph" style:parent-style-name="Text_20_body" style:list-style-name="L3">
      <style:paragraph-properties fo:margin-left="0in" fo:margin-right="0.1563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0d917a" fo:background-color="#f8f9fa" loext:padding="0in" loext:border="none"/>
    </style:style>
    <style:style style:name="P13" style:family="paragraph" style:parent-style-name="Text_20_body" style:list-style-name="L5">
      <style:paragraph-properties fo:margin-left="0.1563in" fo:margin-right="0.1563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0d917a" fo:background-color="#f8f9fa" loext:padding="0in" loext:border="none"/>
    </style:style>
    <style:style style:name="P14" style:family="paragraph" style:parent-style-name="Text_20_body">
      <style:text-properties fo:font-variant="normal" fo:text-transform="none" fo:color="#1d2125" loext:opacity="100%" style:font-name="apple-system" fo:font-size="10pt" fo:letter-spacing="normal" fo:font-style="normal" fo:font-weight="normal" officeooo:rsid="00090a6f" officeooo:paragraph-rsid="00090a6f" style:font-size-asian="10pt" style:font-size-complex="10pt"/>
    </style:style>
    <style:style style:name="P15" style:family="paragraph" style:parent-style-name="Text_20_body">
      <style:text-properties fo:font-variant="normal" fo:text-transform="none" fo:color="#1d2125" loext:opacity="100%" style:font-name="apple-system" fo:font-size="10pt" fo:letter-spacing="normal" fo:font-style="normal" fo:font-weight="normal" officeooo:rsid="00090a6f" officeooo:paragraph-rsid="000955a7" style:font-size-asian="10pt" style:font-size-complex="10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</style:style>
    <style:style style:name="P17" style:family="paragraph" style:parent-style-name="Text_20_body" style:list-style-name="L3">
      <style:paragraph-properties fo:margin-left="0.1563in" fo:margin-right="0.1563in" fo:margin-top="0in" fo:margin-bottom="0.0972in" style:contextual-spacing="false" fo:text-align="start" style:justify-single-word="false" fo:orphans="2" fo:widows="2" fo:text-indent="0in" style:auto-text-indent="false"/>
    </style:style>
    <style:style style:name="P18" style:family="paragraph" style:parent-style-name="Text_20_body" style:list-style-name="L4">
      <style:paragraph-properties fo:margin-top="0in" fo:margin-bottom="0.0972in" style:contextual-spacing="false" fo:text-align="start" style:justify-single-word="false" fo:orphans="2" fo:widows="2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officeooo:paragraph-rsid="000d917a"/>
    </style:style>
    <style:style style:name="P20" style:family="paragraph" style:parent-style-name="Text_20_body">
      <style:text-properties fo:font-size="10pt" officeooo:rsid="00090a6f" officeooo:paragraph-rsid="00090a6f" style:font-size-asian="10pt" style:font-size-complex="10pt"/>
    </style:style>
    <style:style style:name="P21" style:family="paragraph" style:parent-style-name="Text_20_body">
      <style:text-properties fo:font-size="10pt" officeooo:rsid="000955a7" officeooo:paragraph-rsid="000955a7" style:font-size-asian="10pt" style:font-size-complex="10pt"/>
    </style:style>
    <style:style style:name="P22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weight="normal" officeooo:rsid="000d917a" style:font-size-asian="10pt" style:font-size-complex="10pt"/>
    </style:style>
    <style:style style:name="T2" style:family="text">
      <style:text-properties fo:font-variant="normal" fo:text-transform="none" fo:color="#1d2125" loext:opacity="100%" fo:letter-spacing="normal"/>
    </style:style>
    <style:style style:name="T3" style:family="text">
      <style:text-properties fo:font-variant="normal" fo:text-transform="none" fo:color="#1d2125" loext:opacity="100%" fo:letter-spacing="normal" fo:background-color="#f8f9fa" loext:char-shading-value="0" loext:padding="0in" loext:border="none"/>
    </style:style>
    <style:style style:name="T4" style:family="text">
      <style:text-properties fo:font-variant="normal" fo:text-transform="none" fo:color="#1d2125" loext:opacity="100%" style:font-name="apple-system" fo:font-size="11.25pt" fo:letter-spacing="normal" fo:font-style="normal" fo:font-weight="bold" fo:background-color="#f8f9fa" loext:char-shading-value="0" loext:padding="0in" loext:border="none"/>
    </style:style>
    <style:style style:name="T5" style:family="text"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char-shading-value="0" loext:padding="0in" loext:border="none"/>
    </style:style>
    <style:style style:name="T6" style:family="text">
      <style:text-properties fo:font-variant="normal" fo:text-transform="none" fo:color="#1d2125" loext:opacity="100%" style:font-name="apple-system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1d2125" loext:opacity="100%" style:font-name="apple-system" fo:letter-spacing="normal" fo:font-style="normal" fo:font-weight="bold"/>
    </style:style>
    <style:style style:name="T8" style:family="text">
      <style:text-properties fo:font-variant="normal" fo:text-transform="none" fo:color="#1d2125" loext:opacity="100%" style:font-name="apple-system" fo:letter-spacing="normal" fo:font-style="normal" fo:font-weight="bold" loext:padding="0in" loext:border="none"/>
    </style:style>
    <style:style style:name="T9" style:family="text">
      <style:text-properties fo:font-variant="normal" fo:text-transform="none" fo:color="#1d2125" loext:opacity="100%" style:font-name="apple-system" fo:letter-spacing="normal" fo:font-style="normal" fo:font-weight="bold" officeooo:rsid="0009dd63"/>
    </style:style>
    <style:style style:name="T10" style:family="text">
      <style:text-properties fo:font-variant="normal" fo:text-transform="none" fo:color="#1d2125" loext:opacity="100%" style:font-name="apple-system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1d2125" loext:opacity="100%" style:font-name="apple-system" fo:font-size="10pt" fo:letter-spacing="normal" fo:font-style="normal" fo:font-weight="normal" style:font-size-asian="10pt" style:font-size-complex="10pt" loext:padding="0in" loext:border="none"/>
    </style:style>
    <style:style style:name="T12" style:family="text">
      <style:text-properties fo:font-variant="normal" fo:text-transform="none" fo:color="#1d2125" loext:opacity="100%" style:font-name="apple-system" fo:font-size="10pt" fo:letter-spacing="normal" fo:font-style="normal" fo:font-weight="normal" officeooo:rsid="000955a7" style:font-size-asian="10pt" style:font-size-complex="10pt"/>
    </style:style>
    <style:style style:name="T13" style:family="text">
      <style:text-properties fo:font-variant="normal" fo:text-transform="none" fo:color="#1d2125" loext:opacity="100%" style:font-name="apple-system" fo:font-size="10pt" fo:letter-spacing="normal" fo:font-style="normal" fo:font-weight="normal" officeooo:rsid="000659d6" style:font-size-asian="10pt" style:font-size-complex="10pt" loext:padding="0in" loext:border="none"/>
    </style:style>
    <style:style style:name="T14" style:family="text">
      <style:text-properties fo:font-variant="normal" fo:text-transform="none" fo:color="#1d2125" loext:opacity="100%" style:font-name="apple-system" fo:font-size="10pt" fo:letter-spacing="normal" fo:font-style="normal" fo:font-weight="bold" style:font-size-asian="10pt" style:font-size-complex="10pt"/>
    </style:style>
    <style:style style:name="T15" style:family="text">
      <style:text-properties fo:font-variant="normal" fo:text-transform="none" fo:color="#1d2125" loext:opacity="100%" style:font-name="apple-system" fo:font-size="10pt" fo:letter-spacing="normal" fo:font-style="normal" fo:font-weight="bold" style:font-size-asian="10pt" style:font-size-complex="10pt" loext:padding="0in" loext:border="none"/>
    </style:style>
    <style:style style:name="T16" style:family="text">
      <style:text-properties fo:font-variant="normal" fo:text-transform="none" fo:color="#495057" loext:opacity="100%" style:font-name="apple-system" fo:font-size="11.25pt" fo:letter-spacing="normal" fo:font-style="normal" fo:font-weight="bold" fo:background-color="#f8f9fa" loext:char-shading-value="0" loext:padding="0in" loext:border="none"/>
    </style:style>
    <style:style style:name="T17" style:family="text">
      <style:text-properties fo:font-weight="bold" loext:padding="0in" loext:border="none"/>
    </style:style>
    <style:style style:name="T18" style:family="text">
      <style:text-properties fo:font-weight="bold" officeooo:rsid="000659d6" loext:padding="0in" loext:border="none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0d917a" style:font-size-asian="10pt" style:font-size-complex="10pt"/>
    </style:style>
    <style:style style:name="T21" style:family="text">
      <style:text-properties fo:font-size="10pt" fo:font-weight="bold" style:font-size-asian="10pt" style:font-size-complex="10pt"/>
    </style:style>
    <style:style style:name="T22" style:family="text">
      <style:text-properties fo:font-size="10pt" fo:font-weight="bold" officeooo:rsid="000659d6" style:font-size-asian="10pt" style:font-size-complex="10pt" loext:padding="0in" loext:border="none"/>
    </style:style>
    <style:style style:name="T23" style:family="text">
      <style:text-properties fo:font-size="10pt" fo:font-weight="bold" officeooo:rsid="00090a6f" style:font-size-asian="10pt" style:font-size-complex="10pt" loext:padding="0in" loext:border="none"/>
    </style:style>
    <style:style style:name="T24" style:family="text">
      <style:text-properties fo:font-size="10pt" fo:font-weight="bold" officeooo:rsid="000d917a" style:font-size-asian="10pt" style:font-size-complex="10pt"/>
    </style:style>
    <style:style style:name="T25" style:family="text">
      <style:text-properties fo:color="#db1a74" loext:opacity="100%" style:font-name="SFMono-Regular" fo:font-size="10pt" style:font-size-asian="10pt" style:font-size-complex="10pt"/>
    </style:style>
    <style:style style:name="T26" style:family="text">
      <style:text-properties officeooo:rsid="000d917a"/>
    </style:style>
    <style:style style:name="T27" style:family="text">
      <style:text-properties officeooo:rsid="000d917a" style:font-size-asian="10pt" style:font-size-complex="10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2">D</text:span><text:span text:style-name="T23">ef: </text:span><text:span text:style-name="T11">C’est un </text:span><text:span text:style-name="Strong_20_Emphasis"><text:span text:style-name="T15">écosystème structuré et vivant</text:span></text:span><text:span text:style-name="T11">, regroupant </text:span><text:span text:style-name="Strong_20_Emphasis"><text:span text:style-name="T15">tous les éléments nécessaires</text:span></text:span><text:span text:style-name="T11"> à la conception, au développement et à la maintenance d’interfaces utilisateurs cohérentes et accessibles.<text:line-break/>Il comprend à la fois :</text:span></text:h>
      <text:list xml:id="list1041678829" text:style-name="L4">
        <text:list-item>
          <text:p text:style-name="P18"><text:bookmark text:name="yui_3_18_1_1_1745249072236_83"/><text:span text:style-name="T10">des </text:span><text:span text:style-name="Strong_20_Emphasis"><text:span text:style-name="T14">éléments visuels</text:span></text:span><text:span text:style-name="T10"> (couleurs, typographies, grilles, composants…), : </text:span><text:span text:style-name="T12">style guide</text:span></text:p>
        </text:list-item>
        <text:list-item>
          <text:p text:style-name="P18"><text:span text:style-name="T10">des </text:span><text:span text:style-name="Strong_20_Emphasis"><text:span text:style-name="T14">composants fonctionnels</text:span></text:span><text:span text:style-name="T10"> (boutons, formulaires, bannières, cartes…), : </text:span><text:span text:style-name="T12">ui kit</text:span></text:p>
        </text:list-item>
        <text:list-item>
          <text:p text:style-name="P18"><text:span text:style-name="T10">des </text:span><text:span text:style-name="Strong_20_Emphasis"><text:span text:style-name="T14">règles d’usage</text:span></text:span><text:span text:style-name="T10"> (guidelines UX/UI, accessibilité, responsive…),</text:span></text:p>
        </text:list-item>
        <text:list-item>
          <text:p text:style-name="P18"><text:bookmark text:name="yui_3_18_1_1_1745249072236_89"/><text:bookmark text:name="yui_3_18_1_1_1745249072236_88"/><text:span text:style-name="T10">et surtout, une </text:span><text:span text:style-name="Strong_20_Emphasis"><text:span text:style-name="T14">documentation partagée</text:span></text:span><text:span text:style-name="T10"> permettant à toutes les équipes (design, dev, produit, marketing) de collaborer efficacement.</text:span></text:p>
        </text:list-item>
      </text:list>
      <text:p text:style-name="P14"><text:span text:style-name="T17">Un Design System structuré repose généralement sur plusieurs piliers 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Composant</text:p>
            </table:table-cell>
            <table:table-cell table:style-name="Table1.A1" office:value-type="string">
              <text:p text:style-name="P9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1">Design tokens</text:span></text:span></text:p>
          </table:table-cell>
          <table:table-cell table:style-name="Table1.A1" office:value-type="string">
            <text:p text:style-name="P8">Variables de base pour la couleur, la typo, le spacing, etc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1">UI components</text:span></text:span></text:p>
          </table:table-cell>
          <table:table-cell table:style-name="Table1.A1" office:value-type="string">
            <text:p text:style-name="P8">Boutons, champs, modales, menus… implémentés et réutilisabl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1">Guidelines</text:span></text:span></text:p>
          </table:table-cell>
          <table:table-cell table:style-name="Table1.A1" office:value-type="string">
            <text:p text:style-name="P8">Règles d’usage (ex : quand utiliser une alert, comment nommer un fichier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1">Documentation</text:span></text:span></text:p>
          </table:table-cell>
          <table:table-cell table:style-name="Table1.A1" office:value-type="string">
            <text:p text:style-name="P8">Présentation claire des composants, usages, exemples de cod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1">Outils de design</text:span></text:span></text:p>
          </table:table-cell>
          <table:table-cell table:style-name="Table1.A1" office:value-type="string">
            <text:p text:style-name="P8">Fichiers Figma, Sketch, etc. synchronisés avec le cod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1">Outils de dev</text:span></text:span></text:p>
          </table:table-cell>
          <table:table-cell table:style-name="Table1.A1" office:value-type="string">
            <text:p text:style-name="P8">Storybook, Style Dictionary, monorepo, tokens synchronisés</text:p>
          </table:table-cell>
        </table:table-row>
      </table:table>
      <text:p text:style-name="P20"><text:span text:style-name="T17"/></text:p>
      <text:p text:style-name="P20"><text:span text:style-name="T6">Un Design System bien conçu repose sur </text:span><text:span text:style-name="Strong_20_Emphasis"><text:span text:style-name="T8">trois piliers essentiels</text:span></text:span><text:span text:style-name="T6">, indissociables :</text:span></text:p>
      <text:p text:style-name="P15">design, code et doc.</text:p>
      <text:h text:style-name="P3" text:outline-level="3"><text:span text:style-name="Strong_20_Emphasis"><text:span text:style-name="T14">Atomic Design : une approche modulaire et progressive</text:span></text:span></text:h>
      <text:p text:style-name="P16"><text:span text:style-name="T10">Créée par Brad Frost, </text:span><text:span text:style-name="Strong_20_Emphasis"><text:span text:style-name="T14">Atomic Design</text:span></text:span><text:span text:style-name="T10"> est une méthodologie qui s’inspire de la chimie pour structurer une interface web en éléments réutilisables 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">Niveau</text:p>
            </table:table-cell>
            <table:table-cell table:style-name="Table2.A1" office:value-type="string">
              <text:p text:style-name="P9">Description</text:p>
            </table:table-cell>
            <table:table-cell table:style-name="Table2.A1" office:value-type="string">
              <text:p text:style-name="P9">Exempl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21">Atoms</text:span></text:span></text:p>
          </table:table-cell>
          <table:table-cell table:style-name="Table2.A1" office:value-type="string">
            <text:p text:style-name="P8">Éléments de base</text:p>
          </table:table-cell>
          <table:table-cell table:style-name="Table2.A1" office:value-type="string">
            <text:p text:style-name="P8">Bouton, champ texte, icôn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1">Molecules</text:span></text:span></text:p>
          </table:table-cell>
          <table:table-cell table:style-name="Table2.A1" office:value-type="string">
            <text:p text:style-name="P8">Groupe de composants simples</text:p>
          </table:table-cell>
          <table:table-cell table:style-name="Table2.A1" office:value-type="string">
            <text:p text:style-name="P8">Champ texte + labe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1">Organisms</text:span></text:span></text:p>
          </table:table-cell>
          <table:table-cell table:style-name="Table2.A1" office:value-type="string">
            <text:p text:style-name="P8">Bloc complexe réutilisable</text:p>
          </table:table-cell>
          <table:table-cell table:style-name="Table2.A1" office:value-type="string">
            <text:p text:style-name="P8">Formulaire, head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1">Templates</text:span></text:span></text:p>
          </table:table-cell>
          <table:table-cell table:style-name="Table2.A1" office:value-type="string">
            <text:p text:style-name="P8">Mise en page type avec des composants</text:p>
          </table:table-cell>
          <table:table-cell table:style-name="Table2.A1" office:value-type="string">
            <text:p text:style-name="P8">Page d’accueil sans contenu fina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1">Pages</text:span></text:span></text:p>
          </table:table-cell>
          <table:table-cell table:style-name="Table2.A1" office:value-type="string">
            <text:p text:style-name="P8">Vue finale avec données réelles</text:p>
          </table:table-cell>
          <table:table-cell table:style-name="Table2.A1" office:value-type="string">
            <text:p text:style-name="P8">Page contact remplie</text:p>
          </table:table-cell>
        </table:table-row>
      </table:table>
      <text:p text:style-name="P21"/>
      <text:h text:style-name="P4" text:outline-level="3"><text:span text:style-name="Strong_20_Emphasis"><text:span text:style-name="T2"> </text:span></text:span><text:span text:style-name="Strong_20_Emphasis"><text:span text:style-name="T7">Création et gestion des tokens </text:span></text:span><text:span text:style-name="Strong_20_Emphasis"><text:span text:style-name="T9">(using token studio plugin exemple)</text:span></text:span></text:h>
      <text:p text:style-name="P16"><text:span text:style-name="T10">Les </text:span><text:span text:style-name="Strong_20_Emphasis"><text:span text:style-name="T14">design tokens</text:span></text:span><text:span text:style-name="T10"> sont les premières briques techniques et visuelles du DS. Leur structuration doit être pensée avec soin :</text:span></text:p>
      <text:section text:style-name="Sect1" text:name="yui_3_18_1_1_1745252851447_94">
        <text:p text:style-name="P7"><text:bookmark text:name="yui_3_18_1_1_1745252851447_93"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9">Catégorie de token</text:p>
              </table:table-cell>
              <table:table-cell table:style-name="Table3.A1" office:value-type="string">
                <text:p text:style-name="P9">Exemple<text:bookmark text:name="yui_3_18_1_1_1745252851447_92"/></text:p>
              </table:table-cell>
            </table:table-row>
          </table:table-header-rows>
          <table:table-row>
            <table:table-cell table:style-name="Table3.A1" office:value-type="string">
              <text:p text:style-name="P8">Couleurs</text:p>
            </table:table-cell>
            <table:table-cell table:style-name="Table3.A1" office:value-type="string">
              <text:p text:style-name="Table_20_Contents"><text:span text:style-name="Source_20_Text"><text:span text:style-name="T25">color-primary</text:span></text:span><text:span text:style-name="T19">, </text:span><text:span text:style-name="Source_20_Text"><text:span text:style-name="T25">color-background</text:span></text:span><text:span text:style-name="T19">, </text:span><text:span text:style-name="Source_20_Text"><text:span text:style-name="T25">color-error</text:span></text:span></text:p>
            </table:table-cell>
          </table:table-row>
          <table:table-row>
            <table:table-cell table:style-name="Table3.A1" office:value-type="string">
              <text:p text:style-name="P8">Typographie</text:p>
            </table:table-cell>
            <table:table-cell table:style-name="Table3.A1" office:value-type="string">
              <text:p text:style-name="Table_20_Contents"><text:span text:style-name="Source_20_Text"><text:span text:style-name="T25">font-base</text:span></text:span><text:span text:style-name="T19">, </text:span><text:span text:style-name="Source_20_Text"><text:span text:style-name="T25">font-heading</text:span></text:span><text:span text:style-name="T19">, </text:span><text:span text:style-name="Source_20_Text"><text:span text:style-name="T25">line-height-sm</text:span></text:span></text:p>
            </table:table-cell>
          </table:table-row>
          <table:table-row>
            <table:table-cell table:style-name="Table3.A1" office:value-type="string">
              <text:p text:style-name="P8">Espacements</text:p>
            </table:table-cell>
            <table:table-cell table:style-name="Table3.A1" office:value-type="string">
              <text:p text:style-name="Table_20_Contents"><text:span text:style-name="Source_20_Text"><text:span text:style-name="T25">spacing-xs</text:span></text:span><text:span text:style-name="T19">, </text:span><text:span text:style-name="Source_20_Text"><text:span text:style-name="T25">spacing-md</text:span></text:span><text:span text:style-name="T19">, </text:span><text:span text:style-name="Source_20_Text"><text:span text:style-name="T25">spacing-lg</text:span></text:span><text:bookmark text:name="yui_3_18_1_1_1745252851447_91"/></text:p>
            </table:table-cell>
          </table:table-row>
          <table:table-row>
            <table:table-cell table:style-name="Table3.A1" office:value-type="string">
              <text:p text:style-name="P8">Radius / ombres<text:bookmark text:name="yui_3_18_1_1_1745252851447_90"/></text:p>
            </table:table-cell>
            <table:table-cell table:style-name="Table3.A1" office:value-type="string">
              <text:p text:style-name="Table_20_Contents"><text:span text:style-name="Source_20_Text"><text:span text:style-name="T25">border-radius-sm</text:span></text:span><text:span text:style-name="T19">, </text:span><text:span text:style-name="Source_20_Text"><text:span text:style-name="T25">box-shadow-lg</text:span></text:span></text:p>
            </table:table-cell>
          </table:table-row>
        </table:table>
        <text:p text:style-name="P22"/>
      </text:section>
      <text:p text:style-name="P19"><text:span text:style-name="T10">En complément, la </text:span><text:span text:style-name="Strong_20_Emphasis"><text:span text:style-name="T14">gestion des thèmes</text:span></text:span><text:span text:style-name="T10"> (mode clair/sombre, accessibilité, branding multi-clients) est une </text:span><text:span text:style-name="Strong_20_Emphasis"><text:span text:style-name="T14">extension naturelle</text:span></text:span><text:span text:style-name="T10"> des tokens.</text:span></text:p>
      <text:p text:style-name="P19"><text:span text:style-name="T13"/></text:p>
      <text:p text:style-name="P19"><text:soft-page-break/><text:span text:style-name="T18">Exercice pédagogique : Création d’un mini Design System</text:span></text:p>
      <text:section text:style-name="Sect1" text:name="page-content">
        <text:section text:style-name="Sect1" text:name="region-main-box">
          <text:section text:style-name="Sect2" text:name="region-main">
            <text:section text:style-name="Sect1" text:name="intro">
              <text:h text:style-name="P2" text:outline-level="3"><text:span text:style-name="Strong_20_Emphasis"><text:span text:style-name="T17">Sujet du projet :</text:span></text:span></text:h>
              <text:p text:style-name="P5"><text:span text:style-name="Strong_20_Emphasis"><text:span text:style-name="T16">"Tu travailles en freelance pour un client fictif qui lance une application web ou un mini-site (cela peut être ton projet perso). Tu dois lui proposer un mini Design System sur-mesure, réutilisable dans le temps. Il doit contenir un socle de styles, des composants design et codés, ainsi qu’une documentation simple et claire."<text:line-break/><text:line-break/>Il est possible d'utiliser un projet perso comme une base pour cet exercice pédagogique.</text:span></text:span></text:p>
              <text:h text:style-name="P2" text:outline-level="3"><text:span text:style-name="Strong_20_Emphasis"><text:span text:style-name="T3">🎯 </text:span></text:span><text:span text:style-name="Strong_20_Emphasis"><text:span text:style-name="T4">Livrables attendus :</text:span></text:span></text:h>
              <text:list xml:id="list410828247" text:style-name="L3">
                <text:list-item>
                  <text:p text:style-name="P17"><text:span text:style-name="Strong_20_Emphasis"><text:span text:style-name="T4">Document d’intention</text:span></text:span><text:span text:style-name="T5"> (PDF ou Notion)</text:span></text:p>
                  <text:list>
                    <text:list-item>
                      <text:p text:style-name="P11">Présentation du contexte (client fictif, type de projet) : <text:span text:style-name="T26">Le client sera un Architecte d’intérieur, il veut lancer une application web en lui permettant un envoye facile et rapide de demandes de devis avec les produits disponibles sur le marché à une ou plusieurs quincailleries ou artisans de proximité.</text:span></text:p>
                      <text:p text:style-name="P12"><text:span text:style-name="T26"><text:s text:c="2"/></text:span></text:p>
                    </text:list-item>
                  </text:list>
                </text:list-item>
              </text:list>
              <text:list xml:id="list2776839858" text:style-name="L5">
                <text:list-item>
                  <text:list>
                    <text:list-item>
                      <text:p text:style-name="P13">Objectifs du Design System : <text:span text:style-name="T26">C’est d’expliquer mieux et en détails </text:span><text:span text:style-name="Strong_20_Emphasis"><text:span text:style-name="T1">tous les éléments nécessaires</text:span></text:span><text:span text:style-name="T27"> à la conception, au développement et à la maintenance d’interfaces utilisateurs cohérentes et accessibles.</text:span></text:p>
                    </text:list-item>
                  </text:list>
                </text:list-item>
              </text:list>
              <text:list xml:id="list84854017413456" text:continue-list="list410828247" text:style-name="L3">
                <text:list-item>
                  <text:list>
                    <text:list-header>
                      <text:p text:style-name="P10"/>
                    </text:list-header>
                    <text:list-item>
                      <text:p text:style-name="P10">Public cible, contraintes techniques ou UX</text:p>
                    </text:list-item>
                    <text:list-item>
                      <text:p text:style-name="P10">Approche choisie (Atomic Design ou fonctionnelle)</text:p>
                    </text:list-item>
                  </text:list>
                </text:list-item>
                <text:list-item>
                  <text:p text:style-name="P17"><text:span text:style-name="Strong_20_Emphasis"><text:span text:style-name="T4">Fichier Figma structuré</text:span></text:span></text:p>
                  <text:list>
                    <text:list-item>
                      <text:p text:style-name="P10">Tokens : couleurs, typographies, espacements</text:p>
                    </text:list-item>
                    <text:list-item>
                      <text:p text:style-name="P10">6 composants atomes minimum , 4 molécules minimum , 1 organisme min.</text:p>
                    </text:list-item>
                  </text:list>
                </text:list-item>
                <text:list-item>
                  <text:p text:style-name="P17"><text:span text:style-name="Strong_20_Emphasis"><text:span text:style-name="T4">UI Library codée (option React, Vue, Web Components)</text:span></text:span></text:p>
                  <text:list>
                    <text:list-item>
                      <text:p text:style-name="P10">Minimum 3 composants avec props + storybook</text:p>
                    </text:list-item>
                    <text:list-item>
                      <text:p text:style-name="P10">Bonne gestion des états (hover, focus, disabled, erreur)</text:p>
                    </text:list-item>
                  </text:list>
                </text:list-item>
                <text:list-item>
                  <text:p text:style-name="P17"><text:span text:style-name="Strong_20_Emphasis"><text:span text:style-name="T4">Documentation</text:span></text:span></text:p>
                  <text:list>
                    <text:list-item>
                      <text:p text:style-name="P10">Page d’accueil du DS</text:p>
                    </text:list-item>
                    <text:list-item>
                      <text:p text:style-name="P10">Tokens expliqués</text:p>
                    </text:list-item>
                    <text:list-item>
                      <text:p text:style-name="P10">Composants illustrés</text:p>
                    </text:list-item>
                    <text:list-item>
                      <text:p text:style-name="P10">Processus de contribution ou évolution</text:p>
                    </text:list-item>
                  </text:list>
                </text:list-item>
                <text:list-item>
                  <text:p text:style-name="P17"><text:span text:style-name="Strong_20_Emphasis"><text:span text:style-name="T4">Page d’intégration</text:span></text:span><text:span text:style-name="T5"> (demo)</text:span></text:p>
                  <text:list>
                    <text:list-item>
                      <text:p text:style-name="P10">Une page d’accueil ou un mini parcours utilisateur en utilisant les composants du DS</text:p>
                    </text:list-item>
                    <text:list-item>
                      <text:p text:style-name="P10">Responsive</text:p>
                    </text:list-item>
                    <text:list-item>
                      <text:p text:style-name="P10">Accessible</text:p>
                    </text:list-item>
                  </text:list>
                </text:list-item>
              </text:list>
            </text:section>
          </text:section>
        </text:section>
      </text:section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1:17:02.068345370</meta:creation-date>
    <dc:date>2025-04-22T08:48:49.394962627</dc:date>
    <meta:editing-duration>PT9M54S</meta:editing-duration>
    <meta:editing-cycles>1</meta:editing-cycles>
    <meta:generator>LibreOffice/7.3.7.2$Linux_X86_64 LibreOffice_project/30$Build-2</meta:generator>
    <meta:document-statistic meta:table-count="3" meta:image-count="0" meta:object-count="0" meta:page-count="2" meta:paragraph-count="81" meta:word-count="595" meta:character-count="3971" meta:non-whitespace-character-count="3477"/>
  </office:meta>
</office:document-meta>
</file>